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2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2pt" fo:font-weight="normal" officeooo:rsid="00181982" officeooo:paragraph-rsid="00181982" fo:background-color="#1f1f1f" style:font-size-asian="32pt" style:font-size-complex="32pt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4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6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fo:background-color="#1f1f1f" style:font-size-asian="16pt" style:font-size-complex="16pt"/>
    </style:style>
    <style:style style:name="P8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font-size="16pt" style:font-size-asian="16pt" style:font-size-complex="16pt"/>
    </style:style>
    <style:style style:name="P10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1b2d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ACT</text:p>
      <text:p text:style-name="P1"/>
      <text:p text:style-name="P4">//CUSTOM COMPONENTS</text:p>
      <text:p text:style-name="P4">//React render method using a custom function</text:p>
      <text:p text:style-name="P4">//<text:span text:style-name="T9">Parent -Child compenent</text:span></text:p>
      <text:p text:style-name="P3"/>
      <text:p text:style-name="P3"><text:span text:style-name="T1">function</text:span> <text:span text:style-name="T6">Header</text:span>(){</text:p>
      <text:p text:style-name="P3"><text:span text:style-name="T7">return</text:span>(</text:p>
      <text:p text:style-name="P3"><text:span text:style-name="T3">&lt;</text:span><text:span text:style-name="T1">header</text:span><text:span text:style-name="T3">&gt;</text:span></text:p>
      <text:p text:style-name="P3"><text:span text:style-name="T3">&lt;</text:span><text:span text:style-name="T1">nav</text:span><text:span text:style-name="T3">&gt;</text:span></text:p>
      <text:p text:style-name="P3"><text:span text:style-name="T3">&lt;</text:span> <text:span text:style-name="T1">img</text:span> <text:span text:style-name="T4">src</text:span><text:span text:style-name="T2">=</text:span><text:span text:style-name="T5">"reactlogo.png"</text:span> <text:span text:style-name="T4">width</text:span><text:span text:style-name="T2">=</text:span><text:span text:style-name="T5">"100px"</text:span> <text:span text:style-name="T3">/&gt;</text:span></text:p>
      <text:p text:style-name="P3"><text:span text:style-name="T3">&lt;/</text:span><text:span text:style-name="T1">nav</text:span><text:span text:style-name="T3">&gt;</text:span> </text:p>
      <text:p text:style-name="P3"><text:span text:style-name="T3">&lt;/</text:span><text:span text:style-name="T1">header</text:span><text:span text:style-name="T3">&gt;</text:span></text:p>
      <text:p text:style-name="P3">)</text:p>
      <text:p text:style-name="P3">}</text:p>
      <text:p text:style-name="P3"><text:span text:style-name="T1">function</text:span> <text:span text:style-name="T6">Data</text:span>(){</text:p>
      <text:p text:style-name="P3"><text:span text:style-name="T7">return</text:span>(</text:p>
      <text:p text:style-name="P3"><text:span text:style-name="T3">&lt;</text:span><text:span text:style-name="T1">div</text:span><text:span text:style-name="T3">&gt;</text:span> </text:p>
      <text:p text:style-name="P3"><text:span text:style-name="T3">&lt;</text:span><text:span text:style-name="T1">h1</text:span><text:span text:style-name="T3">&gt;</text:span>Reasons</text:p>
      <text:p text:style-name="P3">I'm excited to learn React<text:span text:style-name="T3">&lt;/</text:span><text:span text:style-name="T1">h1</text:span><text:span text:style-name="T3">&gt;</text:span></text:p>
      <text:p text:style-name="P3"><text:span text:style-name="T3">&lt;</text:span><text:span text:style-name="T1">ol</text:span><text:span text:style-name="T3">&gt;</text:span></text:p>
      <text:p text:style-name="P3"><text:span text:style-name="T3">&lt;</text:span><text:span text:style-name="T1">li</text:span><text:span text:style-name="T3">&gt;</text:span>It's a popular library, so I'll be</text:p>
      <text:p text:style-name="P3">able to fit in with the cool kids!<text:span text:style-name="T3">&lt;/</text:span><text:span text:style-name="T1">li</text:span><text:span text:style-name="T3">&gt;</text:span></text:p>
      <text:p text:style-name="P3"><text:span text:style-name="T3">&lt;</text:span><text:span text:style-name="T1">li</text:span><text:span text:style-name="T3">&gt;</text:span>I'm more likely to get a job as a developer</text:p>
      <text:p text:style-name="P3">if I know React<text:span text:style-name="T3">&lt;/</text:span><text:span text:style-name="T1">li</text:span><text:span text:style-name="T3">&gt;</text:span></text:p>
      <text:p text:style-name="P3"><text:span text:style-name="T3">&lt;/</text:span><text:span text:style-name="T1">ol</text:span><text:span text:style-name="T3">&gt;</text:span></text:p>
      <text:p text:style-name="P3"><text:span text:style-name="T3">&lt;/</text:span><text:span text:style-name="T1">div</text:span><text:span text:style-name="T3">&gt;</text:span></text:p>
      <text:p text:style-name="P3">)</text:p>
      <text:p text:style-name="P3">}</text:p>
      <text:p text:style-name="P3"><text:span text:style-name="T1">function</text:span> <text:span text:style-name="T6">Footer</text:span>(){</text:p>
      <text:p text:style-name="P3"><text:span text:style-name="T7">return</text:span>(</text:p>
      <text:p text:style-name="P3"><text:span text:style-name="T3">&lt;</text:span><text:span text:style-name="T1">footer</text:span><text:span text:style-name="T3">&gt;</text:span></text:p>
      <text:p text:style-name="P3">© 20xx BUTT's development. All rights reserved.</text:p>
      <text:p text:style-name="P3"><text:span text:style-name="T3">&lt;/</text:span><text:span text:style-name="T1">footer</text:span><text:span text:style-name="T3">&gt;</text:span></text:p>
      <text:p text:style-name="P3">)</text:p>
      <text:p text:style-name="P3"><text:soft-page-break/>}</text:p>
      <text:p text:style-name="P9"/>
      <text:p text:style-name="P3"><text:span text:style-name="T1">function</text:span> <text:span text:style-name="T6">TemporaryPage</text:span>() {</text:p>
      <text:p text:style-name="P3"><text:span text:style-name="T7">return</text:span> (</text:p>
      <text:p text:style-name="P3"><text:span text:style-name="T3">&lt;</text:span><text:span text:style-name="T1">div</text:span><text:span text:style-name="T3">&gt;</text:span></text:p>
      <text:p text:style-name="P3"><text:span text:style-name="T3">&lt;</text:span><text:span text:style-name="T8">Header</text:span><text:span text:style-name="T3">/&gt;</text:span></text:p>
      <text:p text:style-name="P3"><text:span text:style-name="T3">&lt;</text:span> <text:span text:style-name="T8">Data</text:span><text:span text:style-name="T3">/&gt;</text:span> </text:p>
      <text:p text:style-name="P3"><text:span text:style-name="T3">&lt;</text:span><text:span text:style-name="T8">Footer</text:span><text:span text:style-name="T3">/&gt;</text:span></text:p>
      <text:p text:style-name="P3"><text:span text:style-name="T3">&lt;/</text:span><text:span text:style-name="T1">div</text:span><text:span text:style-name="T3">&gt;</text:span></text:p>
      <text:p text:style-name="P10"/>
      <text:p text:style-name="P3">)</text:p>
      <text:p text:style-name="P10"/>
      <text:p text:style-name="P3">}</text:p>
      <text:p text:style-name="P3"><text:span text:style-name="T4">ReactDOM</text:span>.<text:span text:style-name="T6">render</text:span>(</text:p>
      <text:p text:style-name="P3"><text:span text:style-name="T3">&lt;</text:span><text:span text:style-name="T8">TemporaryPage</text:span> <text:span text:style-name="T3">/&gt;</text:span>,</text:p>
      <text:p text:style-name="P3"><text:span text:style-name="T4">document</text:span>.<text:span text:style-name="T6">getElementById</text:span>(<text:span text:style-name="T5">"root"</text:span>)</text:p>
      <text:p text:style-name="P3">)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5T04:21:53.516170738</dc:date>
    <meta:editing-duration>PT13M32S</meta:editing-duration>
    <meta:editing-cycles>4</meta:editing-cycles>
    <meta:document-statistic meta:table-count="0" meta:image-count="0" meta:object-count="0" meta:page-count="2" meta:paragraph-count="47" meta:word-count="103" meta:character-count="655" meta:non-whitespace-character-count="596"/>
  </office:meta>
</office:document-meta>
</file>